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 – version 0.4</text:p>
      <text:p text:style-name="Standard"/>
      <text:p text:style-name="Standard">Libere sus impresoras - Wubiq: Impresión desde cualquier lugar a cualquier impresora.</text:p>
      <text:p text:style-name="Standard"/>
      <text:p text:style-name="Standard">Impresión de Página de Prueba.</text:p>
      <text:p text:style-name="Standard"/>
      <text:p text:style-name="Standard">Debe ver varias líneas de texto seguida de una gráfica en colores.</text:p>
      <text:p text:style-name="Standard"/>
      <text:p text:style-name="P1">wubiq para impresión entre grupos.</text:p>
      <text:p text:style-name="P2">wubiq para impresión entre grupos.</text:p>
      <text:p text:style-name="P3">wubiq para impresión entre grupos.</text:p>
      <text:p text:style-name="Standard">wubiq para impresión entre grupos.</text:p>
      <text:p text:style-name="P4">wubiq para impresión entre grupos.</text:p>
      <text:p text:style-name="P5">wubiq para impresión entre grupos.</text:p>
      <text:p text:style-name="P6">wubiq para impresión entre grupos.</text:p>
      <text:p text:style-name="P7">wubiq para impresión entre grupos.</text:p>
      <text:p text:style-name="P8">wubiq para impresión entre grupos.</text:p>
      <text:p text:style-name="P8"/>
      <text:p text:style-name="Standard"/>
      <text:p text:style-name="Standard"><draw:frame draw:style-name="fr1" draw:name="Object1" text:anchor-type="paragraph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00:12</meta:creation-date>
    <dc:date>2011-07-04T23:13:30</dc:date>
    <meta:editing-duration>PT00H28M11S</meta:editing-duration>
    <meta:editing-cycles>9</meta:editing-cycles>
    <meta:generator>NeoOffice/3.1.2$Unix OpenOffice.org_project/Patch 9</meta:generator>
    <meta:document-statistic meta:table-count="0" meta:image-count="0" meta:object-count="1" meta:page-count="1" meta:paragraph-count="13" meta:word-count="78" meta:character-count="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24cm" svg:height="7cm" chart:class="chart:bar" chart:style-name="ch1">
        <chart:legend chart:legend-position="end" svg:x="11.045cm" svg:y="2.804cm" chart:style-name="ch2"/>
        <chart:plot-area chart:style-name="ch3" chart:data-source-has-labels="both" svg:x="0.266cm" svg:y="0.14cm" svg:width="10.514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